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13.296cm"/>
    </style:style>
    <style:style style:name="co3" style:family="table-column">
      <style:table-column-properties fo:break-before="auto" style:column-width="9.273cm"/>
    </style:style>
    <style:style style:name="co4" style:family="table-column">
      <style:table-column-properties fo:break-before="auto" style:column-width="7.44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PerimetresEtud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AREA,N,19,8</text:p>
          </table:table-cell>
          <table:table-cell office:value-type="string">
            <text:p>PERIMETER,N,19,8</text:p>
          </table:table-cell>
          <table:table-cell office:value-type="string">
            <text:p>COULEUR,C,25</text:p>
          </table:table-cell>
          <table:table-cell office:value-type="string">
            <text:p>TYPE,C,254</text:p>
          </table:table-cell>
          <table:table-cell office:value-type="string">
            <text:p>INDICE_1,C,254</text:p>
          </table:table-cell>
          <table:table-cell office:value-type="string">
            <text:p>INDICE_2,C,254</text:p>
          </table:table-cell>
          <table:table-cell office:value-type="string">
            <text:p>RECALAGE,N,5,0</text:p>
          </table:table-cell>
          <table:table-cell office:value-type="string">
            <text:p>DATE_RECAL,D</text:p>
          </table:table-cell>
          <table:table-cell office:value-type="string">
            <text:p>AREA_1,N,19,11</text:p>
          </table:table-cell>
          <table:table-cell office:value-type="string">
            <text:p>LEN,N,19,1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3</text:p>
          </table:table-cell>
          <table:table-cell office:value-type="string">
            <text:p>déviation à l'est de Montpellier</text:p>
          </table:table-cell>
          <table:table-cell office:value-type="string">
            <text:p>des RN 110 et RN 113 vers le chemin de la Vielle Poste</text:p>
          </table:table-cell>
          <table:table-cell office:value-type="string">
            <text:p>AP n°2005.01.1740 du 8 juillet 2005</text:p>
          </table:table-cell>
          <table:table-cell office:value-type="float" office:value="0">
            <text:p>0</text:p>
          </table:table-cell>
          <table:table-cell/>
          <table:table-cell office:value-type="float" office:value="736585.197342">
            <text:p>736585,197342</text:p>
          </table:table-cell>
          <table:table-cell office:value-type="float" office:value="5098.80307877">
            <text:p>5098,8030787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projet d'extension</text:p>
          </table:table-cell>
          <table:table-cell office:value-type="string">
            <text:p>du parc d'activités GAROSUD</text:p>
          </table:table-cell>
          <table:table-cell office:value-type="string">
            <text:p>DCA n° 5230 du 27 juin 2003</text:p>
          </table:table-cell>
          <table:table-cell office:value-type="float" office:value="0">
            <text:p>0</text:p>
          </table:table-cell>
          <table:table-cell/>
          <table:table-cell office:value-type="float" office:value="205458.78389">
            <text:p>205458,78389</text:p>
          </table:table-cell>
          <table:table-cell office:value-type="float" office:value="2242.61315793">
            <text:p>2242,6131579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extension de la première ligne du tramway</text:p>
          </table:table-cell>
          <table:table-cell office:value-type="string">
            <text:p>et troisième ligne de tramway</text:p>
          </table:table-cell>
          <table:table-cell office:value-type="string">
            <text:p>DCA n°6916 en date du 20 mars 2006</text:p>
          </table:table-cell>
          <table:table-cell office:value-type="float" office:value="0">
            <text:p>0</text:p>
          </table:table-cell>
          <table:table-cell/>
          <table:table-cell office:value-type="float" office:value="2049991.89049">
            <text:p>2049991,89049</text:p>
          </table:table-cell>
          <table:table-cell office:value-type="float" office:value="39220.4426161">
            <text:p>39220,442616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liaison entre le rond-point C. de Gaulle</text:p>
          </table:table-cell>
          <table:table-cell office:value-type="string">
            <text:p>et le giratoire B. Franklin</text:p>
          </table:table-cell>
          <table:table-cell office:value-type="string">
            <text:p>DCA n°6612 du 19 juillet 2005</text:p>
          </table:table-cell>
          <table:table-cell office:value-type="float" office:value="0">
            <text:p>0</text:p>
          </table:table-cell>
          <table:table-cell/>
          <table:table-cell office:value-type="float" office:value="37167.0637325">
            <text:p>37167,0637325</text:p>
          </table:table-cell>
          <table:table-cell office:value-type="float" office:value="1098.37434199">
            <text:p>1098,3743419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Entrée de ville</text:p>
          </table:table-cell>
          <table:table-cell office:value-type="string">
            <text:p>Route de Nîmes</text:p>
          </table:table-cell>
          <table:table-cell office:value-type="string">
            <text:p>DCM n°239 en date du 24 avril 2008</text:p>
          </table:table-cell>
          <table:table-cell office:value-type="float" office:value="0">
            <text:p>0</text:p>
          </table:table-cell>
          <table:table-cell/>
          <table:table-cell office:value-type="float" office:value="189820.696708">
            <text:p>189820,696708</text:p>
          </table:table-cell>
          <table:table-cell office:value-type="float" office:value="2911.27761941">
            <text:p>2911,2776194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string">
            <text:p>5</text:p>
          </table:table-cell>
          <table:table-cell office:value-type="string">
            <text:p>Port Marianne</text:p>
          </table:table-cell>
          <table:table-cell office:value-type="string">
            <text:p>Secteur de la Baume</text:p>
          </table:table-cell>
          <table:table-cell office:value-type="string">
            <text:p>DCM n°241 en date du 24 avril 2008</text:p>
          </table:table-cell>
          <table:table-cell office:value-type="float" office:value="0">
            <text:p>0</text:p>
          </table:table-cell>
          <table:table-cell/>
          <table:table-cell office:value-type="float" office:value="62015.1940294">
            <text:p>62015,1940294</text:p>
          </table:table-cell>
          <table:table-cell office:value-type="float" office:value="1717.51958252">
            <text:p>1717,5195825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EAI</text:p>
          </table:table-cell>
          <table:table-cell office:value-type="string">
            <text:p>Ecole d'Application de l'Infanterie</text:p>
          </table:table-cell>
          <table:table-cell office:value-type="string">
            <text:p>DCM n°617 en date du 22 décembre 2008</text:p>
          </table:table-cell>
          <table:table-cell office:value-type="float" office:value="0">
            <text:p>0</text:p>
          </table:table-cell>
          <table:table-cell/>
          <table:table-cell office:value-type="float" office:value="506296.692342">
            <text:p>506296,692342</text:p>
          </table:table-cell>
          <table:table-cell office:value-type="float" office:value="3391.36871009">
            <text:p>3391,3687100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/>Secteur Campus</text:p>
          </table:table-cell>
          <table:table-cell/>
          <table:table-cell office:value-type="string">
            <text:p>DCM n°8 en date du 9 février 2009</text:p>
          </table:table-cell>
          <table:table-cell office:value-type="float" office:value="0">
            <text:p>0</text:p>
          </table:table-cell>
          <table:table-cell/>
          <table:table-cell office:value-type="float" office:value="7681689.7682">
            <text:p>7681689,7682</text:p>
          </table:table-cell>
          <table:table-cell office:value-type="float" office:value="20260.0588991">
            <text:p>20260,058899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Secteur Hameau de la Cavalade</text:p>
          </table:table-cell>
          <table:table-cell office:value-type="string">
            <text:p>projet de travaux publics</text:p>
          </table:table-cell>
          <table:table-cell office:value-type="string">
            <text:p>DCA n°8785 en date du 23 mars 2009</text:p>
          </table:table-cell>
          <table:table-cell office:value-type="float" office:value="0">
            <text:p>0</text:p>
          </table:table-cell>
          <table:table-cell/>
          <table:table-cell office:value-type="float" office:value="73290.3748537">
            <text:p>73290,3748537</text:p>
          </table:table-cell>
          <table:table-cell office:value-type="float" office:value="1338.00248131">
            <text:p>1338,0024813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Quartier Croix d'Argent</text:p>
          </table:table-cell>
          <table:table-cell office:value-type="string">
            <text:p>secteur Poutingon</text:p>
          </table:table-cell>
          <table:table-cell office:value-type="string">
            <text:p>DCM n° 219 en date du 22 juin 2009</text:p>
          </table:table-cell>
          <table:table-cell office:value-type="float" office:value="0">
            <text:p>0</text:p>
          </table:table-cell>
          <table:table-cell/>
          <table:table-cell office:value-type="float" office:value="299451.816887">
            <text:p>299451,816887</text:p>
          </table:table-cell>
          <table:table-cell office:value-type="float" office:value="2684.31299876">
            <text:p>2684,3129987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Secteur Blanquette -</text:p>
          </table:table-cell>
          <table:table-cell office:value-type="string">
            <text:p>Thomassy - Plan des Quatre Seigeurs</text:p>
          </table:table-cell>
          <table:table-cell office:value-type="string">
            <text:p>DCM n° 220 en date du 22 juin 2009</text:p>
          </table:table-cell>
          <table:table-cell office:value-type="float" office:value="0">
            <text:p>0</text:p>
          </table:table-cell>
          <table:table-cell/>
          <table:table-cell office:value-type="float" office:value="1317380.97183">
            <text:p>1317380,97183</text:p>
          </table:table-cell>
          <table:table-cell office:value-type="float" office:value="6105.50296536">
            <text:p>6105,5029653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projet de création d'un pôle tertiaire</text:p>
          </table:table-cell>
          <table:table-cell office:value-type="string">
            <text:p>secteur "entrée EST"</text:p>
          </table:table-cell>
          <table:table-cell office:value-type="string">
            <text:p>DCA n°9371 en date du 12 février 2010</text:p>
          </table:table-cell>
          <table:table-cell office:value-type="float" office:value="0">
            <text:p>0</text:p>
          </table:table-cell>
          <table:table-cell/>
          <table:table-cell office:value-type="float" office:value="636680.276408">
            <text:p>636680,276408</text:p>
          </table:table-cell>
          <table:table-cell office:value-type="float" office:value="4285.41287889">
            <text:p>4285,4128788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Quartier des Près d'Arènes</text:p>
          </table:table-cell>
          <table:table-cell/>
          <table:table-cell office:value-type="string">
            <text:p>DCM n°44 du 30 mars 2006</text:p>
          </table:table-cell>
          <table:table-cell office:value-type="float" office:value="0">
            <text:p>0</text:p>
          </table:table-cell>
          <table:table-cell/>
          <table:table-cell office:value-type="float" office:value="907946.844684">
            <text:p>907946,844684</text:p>
          </table:table-cell>
          <table:table-cell office:value-type="float" office:value="6127.90429588">
            <text:p>6127,9042958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Secteur "Ilot Vergnes"</text:p>
          </table:table-cell>
          <table:table-cell office:value-type="string">
            <text:p>(rue Adam de Craponne)</text:p>
          </table:table-cell>
          <table:table-cell office:value-type="string">
            <text:p>DCM n° 317 en date du 26 juillet 2010</text:p>
          </table:table-cell>
          <table:table-cell office:value-type="float" office:value="0">
            <text:p>0</text:p>
          </table:table-cell>
          <table:table-cell/>
          <table:table-cell office:value-type="float" office:value="13856.5929645">
            <text:p>13856,5929645</text:p>
          </table:table-cell>
          <table:table-cell office:value-type="float" office:value="477.30271297">
            <text:p>477,3027129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Secteur Mosson sud</text:p>
          </table:table-cell>
          <table:table-cell office:value-type="string">
            <text:p>tour d'Assas</text:p>
          </table:table-cell>
          <table:table-cell office:value-type="string">
            <text:p>DCM n°306 en date du 27 juillet 2009</text:p>
          </table:table-cell>
          <table:table-cell office:value-type="float" office:value="0">
            <text:p>0</text:p>
          </table:table-cell>
          <table:table-cell/>
          <table:table-cell office:value-type="float" office:value="41143.5339869">
            <text:p>41143,5339869</text:p>
          </table:table-cell>
          <table:table-cell office:value-type="float" office:value="879.241339808">
            <text:p>879,24133980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Secteur de la copropriété des Cévennes</text:p>
          </table:table-cell>
          <table:table-cell/>
          <table:table-cell office:value-type="string">
            <text:p>DCM n°321 en date du 26 juillet 2010</text:p>
          </table:table-cell>
          <table:table-cell office:value-type="float" office:value="0">
            <text:p>0</text:p>
          </table:table-cell>
          <table:table-cell/>
          <table:table-cell office:value-type="float" office:value="89172.9028784">
            <text:p>89172,9028784</text:p>
          </table:table-cell>
          <table:table-cell office:value-type="float" office:value="1588.14343224">
            <text:p>1588,1434322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Centre de quartier</text:p>
          </table:table-cell>
          <table:table-cell office:value-type="string">
            <text:p>de la Pompignane</text:p>
          </table:table-cell>
          <table:table-cell office:value-type="string">
            <text:p>DCM n° 141 du 28 mars 2011</text:p>
          </table:table-cell>
          <table:table-cell office:value-type="float" office:value="0">
            <text:p>0</text:p>
          </table:table-cell>
          <table:table-cell/>
          <table:table-cell office:value-type="float" office:value="90829.7548838">
            <text:p>90829,7548838</text:p>
          </table:table-cell>
          <table:table-cell office:value-type="float" office:value="1543.70940459">
            <text:p>1543,7094045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Plateau de la Pompignane</text:p>
          </table:table-cell>
          <table:table-cell/>
          <table:table-cell office:value-type="string">
            <text:p>DCM n°142 du 28 mars 2011</text:p>
          </table:table-cell>
          <table:table-cell office:value-type="float" office:value="0">
            <text:p>0</text:p>
          </table:table-cell>
          <table:table-cell/>
          <table:table-cell office:value-type="float" office:value="475321.808484">
            <text:p>475321,808484</text:p>
          </table:table-cell>
          <table:table-cell office:value-type="float" office:value="2969.45563756">
            <text:p>2969,4556375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Secteur quai des Tanneurs</text:p>
          </table:table-cell>
          <table:table-cell/>
          <table:table-cell office:value-type="string">
            <text:p>DCM n°318 en date du 26 juillet 2010</text:p>
          </table:table-cell>
          <table:table-cell office:value-type="float" office:value="0">
            <text:p>0</text:p>
          </table:table-cell>
          <table:table-cell/>
          <table:table-cell office:value-type="float" office:value="8105.2160228">
            <text:p>8105,2160228</text:p>
          </table:table-cell>
          <table:table-cell office:value-type="float" office:value="613.681956157">
            <text:p>613,68195615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Ilot Saint Lazare</text:p>
          </table:table-cell>
          <table:table-cell/>
          <table:table-cell office:value-type="string">
            <text:p>DCM n°150 en date du 3 mai 2010</text:p>
          </table:table-cell>
          <table:table-cell office:value-type="float" office:value="0">
            <text:p>0</text:p>
          </table:table-cell>
          <table:table-cell/>
          <table:table-cell office:value-type="float" office:value="14592.1368186">
            <text:p>14592,1368186</text:p>
          </table:table-cell>
          <table:table-cell office:value-type="float" office:value="688.694660658">
            <text:p>688,69466065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Cinquième ligne de tramway</text:p>
          </table:table-cell>
          <table:table-cell/>
          <table:table-cell office:value-type="string">
            <text:p>DCA n°10144 en date du 21 avril 2011</text:p>
          </table:table-cell>
          <table:table-cell office:value-type="float" office:value="0">
            <text:p>0</text:p>
          </table:table-cell>
          <table:table-cell/>
          <table:table-cell office:value-type="float" office:value="5031675.53397">
            <text:p>5031675,53397</text:p>
          </table:table-cell>
          <table:table-cell office:value-type="float" office:value="46540.8710322">
            <text:p>46540,871032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Secteur Lodève - Liberté</text:p>
          </table:table-cell>
          <table:table-cell/>
          <table:table-cell office:value-type="string">
            <text:p>DCM n°2012/319 en date du 25 juin 2012</text:p>
          </table:table-cell>
          <table:table-cell office:value-type="float" office:value="0">
            <text:p>0</text:p>
          </table:table-cell>
          <table:table-cell/>
          <table:table-cell office:value-type="float" office:value="332075.188489">
            <text:p>332075,188489</text:p>
          </table:table-cell>
          <table:table-cell office:value-type="float" office:value="2518.46330227">
            <text:p>2518,4633022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office:value-type="string">
            <text:p>Elaboration de la ligne nouvelle et aménagement des lignes ferrovières existantes</text:p>
          </table:table-cell>
          <table:table-cell office:value-type="string">
            <text:p>Montpellier Perpignan</text:p>
          </table:table-cell>
          <table:table-cell office:value-type="string">
            <text:p>AP n°2012.01.476 en date du 27 février 2012</text:p>
          </table:table-cell>
          <table:table-cell office:value-type="float" office:value="0">
            <text:p>0</text:p>
          </table:table-cell>
          <table:table-cell/>
          <table:table-cell office:value-type="float" office:value="38151.1802477">
            <text:p>38151,1802477</text:p>
          </table:table-cell>
          <table:table-cell office:value-type="float" office:value="941.773206351">
            <text:p>941,7732063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6/06/2013</text:date>, <text:time>15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5:19:29.23</dc:date>
    <dc:creator>Jérémie Valentin</dc:creator>
    <meta:document-statistic meta:table-count="1" meta:cell-count="189" meta:object-count="0"/>
    <meta:generator>OpenOffice.org/3.4.1$Win32 OpenOffice.org_project/341m1$Build-9593</meta:generator>
  </office:meta>
</office:document-meta>
</file>